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3"/>
    <style:style style:name="ce18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8388888888889cm" style:use-optimal-column-width="true"/>
    </style:style>
    <style:style style:name="co2" style:family="table-column">
      <style:table-column-properties fo:break-before="auto" style:column-width="7.90222222222222cm" style:use-optimal-column-width="true"/>
    </style:style>
    <style:style style:name="co3" style:family="table-column">
      <style:table-column-properties fo:break-before="auto" style:column-width="5.20347222222222cm" style:use-optimal-column-width="true"/>
    </style:style>
    <style:style style:name="co4" style:family="table-column">
      <style:table-column-properties fo:break-before="auto" style:column-width="2.45180555555556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19263888888889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8.74888888888889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2680555555556cm"/>
    </style:style>
    <style:style style:name="co14" style:family="table-column">
      <style:table-column-properties fo:break-before="auto" style:column-width="4.78013888888889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355555555556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3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6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8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8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8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9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9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0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10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10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1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1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15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2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1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12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1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1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1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1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1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1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1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1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1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1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1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1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1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1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1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1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8">
            <text:p>Organisation name</text:p>
          </table:table-cell>
          <table:table-cell office:value-type="string" table:number-columns-spanned="1" table:number-rows-spanned="3" table:content-validation-name="val2" table:style-name="ce18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8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8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9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8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9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8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8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8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8">
            <text:p>Admin officers/admin assistants</text:p>
          </table:table-cell>
          <table:covered-table-cell/>
          <table:table-cell office:value-type="string" table:number-columns-spanned="2" table:number-rows-spanned="1" table:style-name="ce18">
            <text:p>Executive Officers</text:p>
          </table:table-cell>
          <table:covered-table-cell/>
          <table:table-cell office:value-type="string" table:number-columns-spanned="2" table:number-rows-spanned="1" table:style-name="ce18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8">
            <text:p>Grade 6/7</text:p>
          </table:table-cell>
          <table:covered-table-cell/>
          <table:table-cell office:value-type="string" table:number-columns-spanned="2" table:number-rows-spanned="1" table:style-name="ce18">
            <text:p>Senior Civil Service</text:p>
          </table:table-cell>
          <table:covered-table-cell/>
          <table:table-cell office:value-type="string" table:number-columns-spanned="2" table:number-rows-spanned="1" table:style-name="ce18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8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8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9">
            <text:p>Interim managers</text:p>
          </table:table-cell>
          <table:covered-table-cell/>
          <table:table-cell office:value-type="string" table:number-columns-spanned="2" table:number-rows-spanned="1" table:style-name="ce19">
            <text:p>Specialist Contractors</text:p>
          </table:table-cell>
          <table:covered-table-cell/>
          <table:table-cell office:value-type="string" table:number-columns-spanned="2" table:number-rows-spanned="1" table:style-name="ce19">
            <text:p>Consultants/consultancy</text:p>
          </table:table-cell>
          <table:covered-table-cell/>
          <table:table-cell office:value-type="string" table:number-columns-spanned="2" table:number-rows-spanned="1" table:style-name="ce18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8">
            <text:p>Salary</text:p>
          </table:table-cell>
          <table:table-cell office:value-type="string" table:number-columns-spanned="1" table:number-rows-spanned="2" table:style-name="ce18">
            <text:p>Allowances</text:p>
          </table:table-cell>
          <table:table-cell office:value-type="string" table:number-columns-spanned="1" table:number-rows-spanned="2" table:style-name="ce18">
            <text:p>Non-consolidated performance payments</text:p>
          </table:table-cell>
          <table:table-cell office:value-type="string" table:number-columns-spanned="1" table:number-rows-spanned="2" table:style-name="ce18">
            <text:p>Overtime</text:p>
          </table:table-cell>
          <table:table-cell office:value-type="string" table:number-columns-spanned="1" table:number-rows-spanned="2" table:style-name="ce18">
            <text:p>Employer pension contributions</text:p>
          </table:table-cell>
          <table:table-cell office:value-type="string" table:number-columns-spanned="1" table:number-rows-spanned="2" table:style-name="ce18">
            <text:p>Employer national insurance contributions</text:p>
          </table:table-cell>
          <table:table-cell office:value-type="string" table:number-columns-spanned="1" table:number-rows-spanned="2" table:style-name="ce18">
            <text:p>Total paybill for payroll staff</text:p>
          </table:table-cell>
          <table:table-cell office:value-type="string" table:number-columns-spanned="1" table:number-rows-spanned="2" table:style-name="ce18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8">
            <text:p>Total cost of consultants/</text:p>
            <text:p>consultancy</text:p>
          </table:table-cell>
          <table:table-cell office:value-type="string" table:number-columns-spanned="1" table:number-rows-spanned="2" table:style-name="ce18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1">
          <table:table-cell office:value-type="string" table:style-name="ce5">
            <text:p>Home Office (excl agencies)</text:p>
          </table:table-cell>
          <table:table-cell office:value-type="string" table:style-name="ce21">
            <text:p>Ministerial Department</text:p>
          </table:table-cell>
          <table:table-cell office:value-type="string" table:style-name="ce25">
            <text:p>Home Office</text:p>
          </table:table-cell>
          <table:table-cell office:value-type="float" office:value="8361" table:style-name="ce26">
            <text:p>8361</text:p>
          </table:table-cell>
          <table:table-cell office:value-type="float" office:value="7412.9744609361105" table:style-name="ce44">
            <text:p>7412.97</text:p>
          </table:table-cell>
          <table:table-cell office:value-type="float" office:value="14073" table:style-name="ce43">
            <text:p>14073</text:p>
          </table:table-cell>
          <table:table-cell office:value-type="float" office:value="13063.918858517223" table:style-name="ce50">
            <text:p>13063.92</text:p>
          </table:table-cell>
          <table:table-cell office:value-type="float" office:value="8426" table:style-name="ce49">
            <text:p>8426</text:p>
          </table:table-cell>
          <table:table-cell office:value-type="float" office:value="8138.6642807807984" table:style-name="ce128">
            <text:p>8138.66</text:p>
          </table:table-cell>
          <table:table-cell office:value-type="float" office:value="3106" table:style-name="ce127">
            <text:p>3106</text:p>
          </table:table-cell>
          <table:table-cell office:value-type="float" office:value="3035.7400833336997" table:style-name="ce134">
            <text:p>3035.74</text:p>
          </table:table-cell>
          <table:table-cell office:value-type="float" office:value="288" table:style-name="ce133">
            <text:p>288</text:p>
          </table:table-cell>
          <table:table-cell office:value-type="float" office:value="282.49459459450009" table:style-name="ce146">
            <text:p>282.49</text:p>
          </table:table-cell>
          <table:table-cell office:value-type="float" office:value="244" table:style-name="ce145">
            <text:p>244</text:p>
          </table:table-cell>
          <table:table-cell office:value-type="float" office:value="240.86077927949998" table:style-name="ce98">
            <text:p>240.86</text:p>
          </table:table-cell>
          <table:table-cell office:value-type="float" office:value="34498" table:content-validation-name="val2" table:style-name="ce110">
            <text:p>34,498</text:p>
          </table:table-cell>
          <table:table-cell office:value-type="float" office:value="32174.653057441836" table:content-validation-name="val2" table:style-name="ce109">
            <text:p>32,174.65</text:p>
          </table:table-cell>
          <table:table-cell office:value-type="float" office:value="1979" table:style-name="ce97">
            <text:p>1979</text:p>
          </table:table-cell>
          <table:table-cell office:value-type="float" office:value="1830.9838441965053" table:style-name="ce80">
            <text:p>1830.98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62">
            <text:p>0.0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74">
            <text:p>0.0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979" table:style-name="ce113">
            <text:p>1,979</text:p>
          </table:table-cell>
          <table:table-cell office:value-type="float" office:value="1830.9838441965053" table:style-name="ce120">
            <text:p>1,830.98</text:p>
          </table:table-cell>
          <table:table-cell office:value-type="float" office:value="36477" table:content-validation-name="val2" table:style-name="ce114">
            <text:p>36,477</text:p>
          </table:table-cell>
          <table:table-cell office:value-type="float" office:value="34005.63690163834" table:content-validation-name="val2" table:style-name="ce115">
            <text:p>34,005.64</text:p>
          </table:table-cell>
          <table:table-cell office:value-type="currency" office:value="87997962.460000008" table:content-validation-name="val1" table:style-name="ce12">
            <text:p>£87,997,962.46</text:p>
          </table:table-cell>
          <table:table-cell office:value-type="currency" office:value="9593134.3299999963" table:content-validation-name="val1" table:style-name="ce12">
            <text:p>£9,593,134.33</text:p>
          </table:table-cell>
          <table:table-cell office:value-type="currency" office:value="822667.27" table:content-validation-name="val1" table:style-name="ce12">
            <text:p>£822,667.27</text:p>
          </table:table-cell>
          <table:table-cell office:value-type="currency" office:value="991459.78" table:content-validation-name="val1" table:style-name="ce12">
            <text:p>£991,459.78</text:p>
          </table:table-cell>
          <table:table-cell office:value-type="currency" office:value="24327942.600000001" table:content-validation-name="val1" table:style-name="ce12">
            <text:p>£24,327,942.60</text:p>
          </table:table-cell>
          <table:table-cell office:value-type="currency" office:value="9427120.6999999993" table:content-validation-name="val1" table:style-name="ce12">
            <text:p>£9,427,120.70</text:p>
          </table:table-cell>
          <table:table-cell office:value-type="currency" office:value="133160287.14" table:style-name="ce13">
            <text:p>£133,160,287.14</text:p>
          </table:table-cell>
          <table:table-cell office:value-type="currency" office:value="6325377.3600000003" table:content-validation-name="val1" table:style-name="ce14">
            <text:p>£6,325,377.36</text:p>
          </table:table-cell>
          <table:table-cell office:value-type="currency" office:value="2080004.7700000003" table:content-validation-name="val1" table:style-name="ce14">
            <text:p>£2,080,004.77</text:p>
          </table:table-cell>
          <table:table-cell office:value-type="currency" office:value="8405382.1300000008" table:style-name="ce13">
            <text:p>£8,405,382.13</text:p>
          </table:table-cell>
          <table:table-cell office:value-type="currency" office:value="141565669.27000001" table:style-name="ce15">
            <text:p>£141,565,669.27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Disclosure and Barring Service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347" table:style-name="ce27">
            <text:p>347</text:p>
          </table:table-cell>
          <table:table-cell office:value-type="float" office:value="274.82" table:style-name="ce45">
            <text:p>274.82</text:p>
          </table:table-cell>
          <table:table-cell office:value-type="float" office:value="284" table:style-name="ce46">
            <text:p>284</text:p>
          </table:table-cell>
          <table:table-cell office:value-type="float" office:value="253.23" table:style-name="ce51">
            <text:p>253.23</text:p>
          </table:table-cell>
          <table:table-cell office:value-type="float" office:value="354" table:style-name="ce52">
            <text:p>354</text:p>
          </table:table-cell>
          <table:table-cell office:value-type="float" office:value="340.17" table:style-name="ce129">
            <text:p>340.17</text:p>
          </table:table-cell>
          <table:table-cell office:value-type="float" office:value="56" table:style-name="ce130">
            <text:p>56</text:p>
          </table:table-cell>
          <table:table-cell office:value-type="float" office:value="54.59" table:style-name="ce135">
            <text:p>54.59</text:p>
          </table:table-cell>
          <table:table-cell office:value-type="float" office:value="12" table:style-name="ce136">
            <text:p>12</text:p>
          </table:table-cell>
          <table:table-cell office:value-type="float" office:value="12" table:style-name="ce147">
            <text:p>12.00</text:p>
          </table:table-cell>
          <table:table-cell office:value-type="float" office:value="5" table:style-name="ce148">
            <text:p>5</text:p>
          </table:table-cell>
          <table:table-cell office:value-type="float" office:value="0.79" table:style-name="ce99">
            <text:p>0.79</text:p>
          </table:table-cell>
          <table:table-cell office:value-type="float" office:value="1058" table:content-validation-name="val2" table:style-name="ce110">
            <text:p>1,058</text:p>
          </table:table-cell>
          <table:table-cell office:value-type="float" office:value="935.6" table:content-validation-name="val2" table:style-name="ce109">
            <text:p>935.60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81">
            <text:p>0.00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63">
            <text:p>0.00</text:p>
          </table:table-cell>
          <table:table-cell office:value-type="float" office:value="23" table:style-name="ce64">
            <text:p>23</text:p>
          </table:table-cell>
          <table:table-cell office:value-type="float" office:value="23" table:style-name="ce75">
            <text:p>23.00</text:p>
          </table:table-cell>
          <table:table-cell office:value-type="float" office:value="0" table:style-name="ce76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23" table:style-name="ce113">
            <text:p>23</text:p>
          </table:table-cell>
          <table:table-cell office:value-type="float" office:value="23" table:style-name="ce120">
            <text:p>23.00</text:p>
          </table:table-cell>
          <table:table-cell office:value-type="float" office:value="1081" table:content-validation-name="val2" table:style-name="ce114">
            <text:p>1,081</text:p>
          </table:table-cell>
          <table:table-cell office:value-type="float" office:value="958.6" table:content-validation-name="val2" table:style-name="ce115">
            <text:p>958.60</text:p>
          </table:table-cell>
          <table:table-cell office:value-type="currency" office:value="2304023.23" table:content-validation-name="val1" table:style-name="ce12">
            <text:p>£2,304,023.23</text:p>
          </table:table-cell>
          <table:table-cell office:value-type="currency" office:value="62358.43" table:content-validation-name="val1" table:style-name="ce12">
            <text:p>£62,358.43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31205.34" table:content-validation-name="val1" table:style-name="ce12">
            <text:p>£31,205.34</text:p>
          </table:table-cell>
          <table:table-cell office:value-type="currency" office:value="610974.03" table:style-name="ce12">
            <text:p>£610,974.03</text:p>
          </table:table-cell>
          <table:table-cell office:value-type="currency" office:value="230313.23" table:content-validation-name="val1" table:style-name="ce12">
            <text:p>£230,313.23</text:p>
          </table:table-cell>
          <table:table-cell office:value-type="currency" office:value="3238874.2600000002" table:style-name="ce13">
            <text:p>£3,238,874.26</text:p>
          </table:table-cell>
          <table:table-cell office:value-type="currency" office:value="130984.33" table:content-validation-name="val1" table:style-name="ce14">
            <text:p>£130,984.33</text:p>
          </table:table-cell>
          <table:table-cell office:value-type="currency" office:value="262671.94" table:content-validation-name="val1" table:style-name="ce14">
            <text:p>£262,671.94</text:p>
          </table:table-cell>
          <table:table-cell office:value-type="currency" office:value="393656.27" table:style-name="ce13">
            <text:p>£393,656.27</text:p>
          </table:table-cell>
          <table:table-cell office:value-type="currency" office:value="3632530.5300000003" table:style-name="ce15">
            <text:p>£3,632,530.53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Independent Office for Police Conduct</text:p>
          </table:table-cell>
          <table:table-cell office:value-type="string" table:style-name="ce22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188" table:style-name="ce28">
            <text:p>188</text:p>
          </table:table-cell>
          <table:table-cell office:value-type="float" office:value="182.7" table:style-name="ce47">
            <text:p>182.70</text:p>
          </table:table-cell>
          <table:table-cell office:value-type="float" office:value="478" table:style-name="ce48">
            <text:p>478</text:p>
          </table:table-cell>
          <table:table-cell office:value-type="float" office:value="459.2" table:style-name="ce53">
            <text:p>459.20</text:p>
          </table:table-cell>
          <table:table-cell office:value-type="float" office:value="292" table:style-name="ce54">
            <text:p>292</text:p>
          </table:table-cell>
          <table:table-cell office:value-type="float" office:value="284.3" table:style-name="ce131">
            <text:p>284.30</text:p>
          </table:table-cell>
          <table:table-cell office:value-type="float" office:value="43" table:style-name="ce132">
            <text:p>43</text:p>
          </table:table-cell>
          <table:table-cell office:value-type="float" office:value="42.4" table:style-name="ce137">
            <text:p>42.40</text:p>
          </table:table-cell>
          <table:table-cell office:value-type="float" office:value="14" table:style-name="ce138">
            <text:p>14</text:p>
          </table:table-cell>
          <table:table-cell office:value-type="float" office:value="13.6" table:style-name="ce149">
            <text:p>13.60</text:p>
          </table:table-cell>
          <table:table-cell office:value-type="float" office:value="7" table:style-name="ce150">
            <text:p>7</text:p>
          </table:table-cell>
          <table:table-cell office:value-type="float" office:value="1.5" table:style-name="ce105">
            <text:p>1.50</text:p>
          </table:table-cell>
          <table:table-cell office:value-type="float" office:value="1022" table:content-validation-name="val2" table:style-name="ce110">
            <text:p>1,022</text:p>
          </table:table-cell>
          <table:table-cell office:value-type="float" office:value="983.7" table:content-validation-name="val2" table:style-name="ce109">
            <text:p>983.70</text:p>
          </table:table-cell>
          <table:table-cell office:value-type="float" office:value="8" table:style-name="ce101">
            <text:p>8</text:p>
          </table:table-cell>
          <table:table-cell office:value-type="float" office:value="8" table:style-name="ce83">
            <text:p>8.0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65">
            <text:p>0.00</text:p>
          </table:table-cell>
          <table:table-cell office:value-type="float" office:value="2" table:style-name="ce66">
            <text:p>2</text:p>
          </table:table-cell>
          <table:table-cell office:value-type="float" office:value="1.3" table:style-name="ce77">
            <text:p>1.3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10" table:style-name="ce113">
            <text:p>10</text:p>
          </table:table-cell>
          <table:table-cell office:value-type="float" office:value="9.3000000000000007" table:style-name="ce120">
            <text:p>9.30</text:p>
          </table:table-cell>
          <table:table-cell office:value-type="float" office:value="1032" table:content-validation-name="val2" table:style-name="ce114">
            <text:p>1,032</text:p>
          </table:table-cell>
          <table:table-cell office:value-type="float" office:value="993" table:content-validation-name="val2" table:style-name="ce115">
            <text:p>993.00</text:p>
          </table:table-cell>
          <table:table-cell office:value-type="currency" office:value="2950595" table:content-validation-name="val1" table:style-name="ce12">
            <text:p>£2,950,595.00</text:p>
          </table:table-cell>
          <table:table-cell office:value-type="currency" office:value="122900" table:content-validation-name="val1" table:style-name="ce12">
            <text:p>£122,90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5829" table:content-validation-name="val1" table:style-name="ce12">
            <text:p>£15,829.00</text:p>
          </table:table-cell>
          <table:table-cell office:value-type="currency" office:value="792121" table:content-validation-name="val1" table:style-name="ce12">
            <text:p>£792,121.00</text:p>
          </table:table-cell>
          <table:table-cell office:value-type="currency" office:value="338758" table:content-validation-name="val1" table:style-name="ce12">
            <text:p>£338,758.00</text:p>
          </table:table-cell>
          <table:table-cell office:value-type="currency" office:value="4220203" table:style-name="ce13">
            <text:p>£4,220,203.00</text:p>
          </table:table-cell>
          <table:table-cell office:value-type="currency" office:value="72610" table:content-validation-name="val1" table:style-name="ce14">
            <text:p>£72,61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72610" table:style-name="ce13">
            <text:p>£72,610.00</text:p>
          </table:table-cell>
          <table:table-cell office:value-type="currency" office:value="4292813" table:style-name="ce15">
            <text:p>£4,292,813.0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Office of the Immigration Services Commissioner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9" table:style-name="ce34">
            <text:p>9</text:p>
          </table:table-cell>
          <table:table-cell office:value-type="float" office:value="8.6" table:style-name="ce38">
            <text:p>8.60</text:p>
          </table:table-cell>
          <table:table-cell office:value-type="float" office:value="8" table:style-name="ce37">
            <text:p>8</text:p>
          </table:table-cell>
          <table:table-cell office:value-type="float" office:value="7.8" table:style-name="ce56">
            <text:p>7.80</text:p>
          </table:table-cell>
          <table:table-cell office:value-type="float" office:value="35" table:style-name="ce55">
            <text:p>35</text:p>
          </table:table-cell>
          <table:table-cell office:value-type="float" office:value="35" table:style-name="ce122">
            <text:p>35.00</text:p>
          </table:table-cell>
          <table:table-cell office:value-type="float" office:value="4" table:style-name="ce121">
            <text:p>4</text:p>
          </table:table-cell>
          <table:table-cell office:value-type="float" office:value="4" table:style-name="ce140">
            <text:p>4.00</text:p>
          </table:table-cell>
          <table:table-cell office:value-type="float" office:value="2" table:style-name="ce139">
            <text:p>2</text:p>
          </table:table-cell>
          <table:table-cell office:value-type="float" office:value="1.43" table:style-name="ce152">
            <text:p>1.43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06">
            <text:p>0.00</text:p>
          </table:table-cell>
          <table:table-cell office:value-type="float" office:value="58" table:content-validation-name="val2" table:style-name="ce110">
            <text:p>58</text:p>
          </table:table-cell>
          <table:table-cell office:value-type="float" office:value="56.83" table:content-validation-name="val2" table:style-name="ce109">
            <text:p>56.83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86">
            <text:p>0.0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68">
            <text:p>0.0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92">
            <text:p>0.0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20">
            <text:p>0.00</text:p>
          </table:table-cell>
          <table:table-cell office:value-type="float" office:value="58" table:content-validation-name="val2" table:style-name="ce114">
            <text:p>58</text:p>
          </table:table-cell>
          <table:table-cell office:value-type="float" office:value="56.83" table:content-validation-name="val2" table:style-name="ce115">
            <text:p>56.83</text:p>
          </table:table-cell>
          <table:table-cell office:value-type="currency" office:value="175586.32" table:content-validation-name="val1" table:style-name="ce12">
            <text:p>£175,586.32</text:p>
          </table:table-cell>
          <table:table-cell office:value-type="currency" office:value="1791.73" table:content-validation-name="val1" table:style-name="ce12">
            <text:p>£1,791.73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4755.65" table:content-validation-name="val1" table:style-name="ce12">
            <text:p>£44,755.65</text:p>
          </table:table-cell>
          <table:table-cell office:value-type="currency" office:value="18468.07" table:content-validation-name="val1" table:style-name="ce12">
            <text:p>£18,468.07</text:p>
          </table:table-cell>
          <table:table-cell office:value-type="currency" office:value="240601.77000000002" table:style-name="ce13">
            <text:p>£240,601.77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240601.77000000002" table:style-name="ce15">
            <text:p>£240,601.77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Security Industry Authority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3">
            <text:p>Home Office</text:p>
          </table:table-cell>
          <table:table-cell office:value-type="float" office:value="79" table:style-name="ce35">
            <text:p>79</text:p>
          </table:table-cell>
          <table:table-cell office:value-type="float" office:value="69.48" table:style-name="ce39">
            <text:p>69.48</text:p>
          </table:table-cell>
          <table:table-cell office:value-type="float" office:value="90" table:style-name="ce40">
            <text:p>90</text:p>
          </table:table-cell>
          <table:table-cell office:value-type="float" office:value="89.24" table:style-name="ce57">
            <text:p>89.24</text:p>
          </table:table-cell>
          <table:table-cell office:value-type="float" office:value="72" table:style-name="ce58">
            <text:p>72</text:p>
          </table:table-cell>
          <table:table-cell office:value-type="float" office:value="71.709999999999994" table:style-name="ce123">
            <text:p>71.71</text:p>
          </table:table-cell>
          <table:table-cell office:value-type="float" office:value="18" table:style-name="ce124">
            <text:p>18</text:p>
          </table:table-cell>
          <table:table-cell office:value-type="float" office:value="17.600000000000001" table:style-name="ce141">
            <text:p>17.60</text:p>
          </table:table-cell>
          <table:table-cell office:value-type="float" office:value="4" table:style-name="ce142">
            <text:p>4</text:p>
          </table:table-cell>
          <table:table-cell office:value-type="float" office:value="4" table:style-name="ce153">
            <text:p>4.00</text:p>
          </table:table-cell>
          <table:table-cell office:value-type="float" office:value="6" table:style-name="ce154">
            <text:p>6</text:p>
          </table:table-cell>
          <table:table-cell office:value-type="float" office:value="1.1000000000000001" table:style-name="ce107">
            <text:p>1.10</text:p>
          </table:table-cell>
          <table:table-cell office:value-type="float" office:value="269" table:content-validation-name="val2" table:style-name="ce110">
            <text:p>269</text:p>
          </table:table-cell>
          <table:table-cell office:value-type="float" office:value="253.13" table:content-validation-name="val2" table:style-name="ce109">
            <text:p>253.13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87">
            <text:p>0.0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93">
            <text:p>0.00</text:p>
          </table:table-cell>
          <table:table-cell office:value-type="float" office:value="4" table:style-name="ce94">
            <text:p>4</text:p>
          </table:table-cell>
          <table:table-cell office:value-type="float" office:value="3.4" table:style-name="ce118">
            <text:p>3.4</text:p>
          </table:table-cell>
          <table:table-cell office:value-type="float" office:value="4" table:style-name="ce113">
            <text:p>4</text:p>
          </table:table-cell>
          <table:table-cell office:value-type="float" office:value="3.4" table:style-name="ce120">
            <text:p>3.40</text:p>
          </table:table-cell>
          <table:table-cell office:value-type="float" office:value="273" table:content-validation-name="val2" table:style-name="ce114">
            <text:p>273</text:p>
          </table:table-cell>
          <table:table-cell office:value-type="float" office:value="256.52999999999997" table:content-validation-name="val2" table:style-name="ce115">
            <text:p>256.53</text:p>
          </table:table-cell>
          <table:table-cell office:value-type="currency" office:value="832302.36" table:content-validation-name="val1" table:style-name="ce12">
            <text:p>£832,302.36</text:p>
          </table:table-cell>
          <table:table-cell office:value-type="currency" office:value="14878.57" table:content-validation-name="val1" table:style-name="ce12">
            <text:p>£14,878.57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21603.97" table:content-validation-name="val1" table:style-name="ce12">
            <text:p>£21,603.97</text:p>
          </table:table-cell>
          <table:table-cell office:value-type="currency" office:value="202211.61" table:content-validation-name="val1" table:style-name="ce12">
            <text:p>£202,211.61</text:p>
          </table:table-cell>
          <table:table-cell office:value-type="currency" office:value="88400.23" table:content-validation-name="val1" table:style-name="ce12">
            <text:p>£88,400.23</text:p>
          </table:table-cell>
          <table:table-cell office:value-type="currency" office:value="1159396.7399999998" table:style-name="ce13">
            <text:p>£1,159,396.74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61504" table:content-validation-name="val1" table:style-name="ce14">
            <text:p>£61,504.00</text:p>
          </table:table-cell>
          <table:table-cell office:value-type="currency" office:value="61504" table:style-name="ce13">
            <text:p>£61,504.00</text:p>
          </table:table-cell>
          <table:table-cell office:value-type="currency" office:value="1220900.7399999998" table:style-name="ce15">
            <text:p>£1,220,900.74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Gangmasters &amp; Labour Abuse Authority</text:p>
          </table:table-cell>
          <table:table-cell office:value-type="string" table:style-name="ce32">
            <text:p>Executive Non-Departmental Public Body</text:p>
          </table:table-cell>
          <table:table-cell office:value-type="string" table:style-name="ce25">
            <text:p>Home Office</text:p>
          </table:table-cell>
          <table:table-cell office:value-type="float" office:value="3" table:style-name="ce36">
            <text:p>3</text:p>
          </table:table-cell>
          <table:table-cell office:value-type="float" office:value="3" table:style-name="ce41">
            <text:p>3.00</text:p>
          </table:table-cell>
          <table:table-cell office:value-type="float" office:value="11" table:style-name="ce42">
            <text:p>11</text:p>
          </table:table-cell>
          <table:table-cell office:value-type="float" office:value="9.69" table:style-name="ce59">
            <text:p>9.69</text:p>
          </table:table-cell>
          <table:table-cell office:value-type="float" office:value="83" table:style-name="ce60">
            <text:p>83</text:p>
          </table:table-cell>
          <table:table-cell office:value-type="float" office:value="81.98" table:style-name="ce125">
            <text:p>81.98</text:p>
          </table:table-cell>
          <table:table-cell office:value-type="float" office:value="9" table:style-name="ce126">
            <text:p>9</text:p>
          </table:table-cell>
          <table:table-cell office:value-type="float" office:value="8.8000000000000007" table:style-name="ce143">
            <text:p>8.80</text:p>
          </table:table-cell>
          <table:table-cell office:value-type="float" office:value="2" table:style-name="ce144">
            <text:p>2</text:p>
          </table:table-cell>
          <table:table-cell office:value-type="float" office:value="2" table:style-name="ce155">
            <text:p>2.0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08">
            <text:p>0.00</text:p>
          </table:table-cell>
          <table:table-cell office:value-type="float" office:value="108" table:content-validation-name="val2" table:style-name="ce110">
            <text:p>108</text:p>
          </table:table-cell>
          <table:table-cell office:value-type="float" office:value="105.47" table:content-validation-name="val2" table:style-name="ce109">
            <text:p>105.47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89">
            <text:p>0.0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95">
            <text:p>0.0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20">
            <text:p>0.00</text:p>
          </table:table-cell>
          <table:table-cell office:value-type="float" office:value="108" table:content-validation-name="val2" table:style-name="ce114">
            <text:p>108</text:p>
          </table:table-cell>
          <table:table-cell office:value-type="float" office:value="105.47" table:content-validation-name="val2" table:style-name="ce115">
            <text:p>105.47</text:p>
          </table:table-cell>
          <table:table-cell office:value-type="currency" office:value="296129.94" table:content-validation-name="val1" table:style-name="ce12">
            <text:p>£296,129.94</text:p>
          </table:table-cell>
          <table:table-cell office:value-type="currency" office:value="8157.94" table:content-validation-name="val1" table:style-name="ce12">
            <text:p>£8,157.94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75157.179999999993" table:content-validation-name="val1" table:style-name="ce12">
            <text:p>£75,157.18</text:p>
          </table:table-cell>
          <table:table-cell office:value-type="currency" office:value="31981.33" table:content-validation-name="val1" table:style-name="ce12">
            <text:p>£31,981.33</text:p>
          </table:table-cell>
          <table:table-cell office:value-type="currency" office:value="411426.39" table:style-name="ce13">
            <text:p>£411,426.39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411426.39" table:style-name="ce15">
            <text:p>£411,426.39</text:p>
          </table:table-cell>
          <table:table-cell table:content-validation-name="val2" table:style-name="ce16"/>
          <table:table-cell table:number-columns-repeated="16343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3" table:style-name="ce1"/>
          <table:table-cell table:style-name="ce17"/>
          <table:table-cell table:number-columns-repeated="16350" table:style-name="ce1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Tony Millet</meta:initial-creator>
    <dc:creator>Mathew John Raji</dc:creator>
    <meta:creation-date>2012-07-18T14:50:11Z</meta:creation-date>
    <dc:date>2020-12-03T16:35:00Z</dc:date>
  </office:meta>
</office:document-meta>
</file>